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IconMatch/&quot;" office:value-type="string" office:string-value="http://wiki.github.com/luzi82/IconMatch/">
            <text:p>http://wiki.github.com/luzi82/IconMatch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/03/2011</text:date>, <text:time>10:06:5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3-27T10:06:56</dc:date>
    <meta:editing-duration>PT36H24M38S</meta:editing-duration>
    <meta:editing-cycles>151</meta:editing-cycles>
    <meta:generator>OpenOffice.org/3.2$Linux OpenOffice.org_project/320m19$Build-9505</meta:generator>
    <dc:creator>luzi82 </dc:creator>
    <meta:document-statistic meta:table-count="3" meta:cell-count="66" meta:object-count="0"/>
  </office:meta>
</office:document-meta>
</file>